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variant="normal" fo:text-transform="none" fo:color="#202122" style:font-name="sans-serif" fo:font-size="12pt" fo:letter-spacing="normal" fo:font-style="normal" fo:font-weight="normal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3366cc" style:text-line-through-style="none" style:font-name="sans-serif" fo:font-size="12pt" fo:letter-spacing="normal" fo:font-style="normal" style:text-underline-style="none" fo:font-weight="normal" style:text-blinking="false" fo:background-color="#ffffff"/>
    </style:style>
    <style:style style:name="T4" style:family="text">
      <style:text-properties fo:font-variant="normal" fo:text-transform="none" fo:color="#3366cc" style:text-line-through-style="none" style:font-name="sans-serif" fo:font-size="9pt" fo:letter-spacing="normal" fo:font-style="normal" style:text-underline-style="none" fo:font-weight="normal" style:text-blinking="false"/>
    </style:style>
    <style:style style:name="T5" style:family="text">
      <style:text-properties fo:color="#202122" style:font-name="sans-serif" fo:font-size="12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ister Ekhart </text:p>
      <text:p text:style-name="P1"/>
      <text:p text:style-name="P1">7 June 2025 A&amp;E!!</text:p>
      <text:p text:style-name="P1"/>
      <text:p text:style-name="P1"><text:a xlink:type="simple" xlink:href="https://en.wikipedia.org/wiki/Meister_Eckhart#Modern_popularisation" text:style-name="Internet_20_link" text:visited-style-name="Visited_20_Internet_20_Link">Meister Eckhart - Wikipedia</text:a> </text:p>
      <text:p text:style-name="P1"/>
      <text:p text:style-name="P1"><text:span text:style-name="T1">The Theosophical Society had a major influence on </text:span><text:a xlink:type="simple" xlink:href="https://en.wikipedia.org/wiki/Hindu_reform_movements" text:style-name="Internet_20_link" text:visited-style-name="Visited_20_Internet_20_Link"><text:span text:style-name="T3">Hindu reform movements</text:span></text:a><text:span text:style-name="T1">.</text:span><text:bookmark text:name="cite_ref-FOOTNOTESinari2000_76-1"/><text:a xlink:type="simple" xlink:href="https://en.wikipedia.org/wiki/Meister_Eckhart#cite_note-FOOTNOTESinari2000-76" text:style-name="Internet_20_link" text:visited-style-name="Visited_20_Internet_20_Link">[70]</text:a><text:bookmark text:name="cite_ref-83"/><text:a xlink:type="simple" xlink:href="https://en.wikipedia.org/wiki/Meister_Eckhart#cite_note-83" text:style-name="Internet_20_link" text:visited-style-name="Visited_20_Internet_20_Link">[h]</text:a><text:span text:style-name="T2"> </text:span><text:span text:style-name="T1">A major proponent of this "neo-Hinduism", also called "neo-Vedanta",</text:span><text:bookmark text:name="cite_ref-FOOTNOTEKing200293_84-0"/><text:a xlink:type="simple" xlink:href="https://en.wikipedia.org/wiki/Meister_Eckhart#cite_note-FOOTNOTEKing200293-84" text:style-name="Internet_20_link" text:visited-style-name="Visited_20_Internet_20_Link"><text:span text:style-name="T4">[76]</text:span></text:a><text:span text:style-name="T2"> </text:span><text:span text:style-name="T1">was </text:span><text:a xlink:type="simple" xlink:href="https://en.wikipedia.org/wiki/Vivekananda" text:style-name="Internet_20_link" text:visited-style-name="Visited_20_Internet_20_Link"><text:span text:style-name="T3">Vivekananda</text:span></text:a><text:bookmark text:name="cite_ref-FOOTNOTERenard2010189–193_85-0"/><text:a xlink:type="simple" xlink:href="https://en.wikipedia.org/wiki/Meister_Eckhart#cite_note-FOOTNOTERenard2010189–193-85" text:style-name="Internet_20_link" text:visited-style-name="Visited_20_Internet_20_Link">[77]</text:a><text:bookmark text:name="cite_ref-FOOTNOTEMichaelson200979–81_86-0"/><text:a xlink:type="simple" xlink:href="https://en.wikipedia.org/wiki/Meister_Eckhart#cite_note-FOOTNOTEMichaelson200979–81-86" text:style-name="Internet_20_link" text:visited-style-name="Visited_20_Internet_20_Link">[78]</text:a><text:span text:style-name="T2"> </text:span><text:span text:style-name="T1">(1863–1902) who popularised his modernised interpretation</text:span><text:bookmark text:name="cite_ref-FOOTNOTERambachan1994_87-0"/><text:a xlink:type="simple" xlink:href="https://en.wikipedia.org/wiki/Meister_Eckhart#cite_note-FOOTNOTERambachan1994-87" text:style-name="Internet_20_link" text:visited-style-name="Visited_20_Internet_20_Link"><text:span text:style-name="T4">[79]</text:span></text:a><text:span text:style-name="T2"> </text:span><text:span text:style-name="T1">of Advaita Vedanta in the 19th and early 20th century in both India and the West,</text:span><text:bookmark text:name="cite_ref-FOOTNOTEMichaelson200979–81_86-1"/><text:a xlink:type="simple" xlink:href="https://en.wikipedia.org/wiki/Meister_Eckhart#cite_note-FOOTNOTEMichaelson200979–81-86" text:style-name="Internet_20_link" text:visited-style-name="Visited_20_Internet_20_Link"><text:span text:style-name="T4">[78]</text:span></text:a><text:span text:style-name="T2"> </text:span><text:span text:style-name="T1">emphasising </text:span><text:span text:style-name="T5">anubhava</text:span><text:span text:style-name="T2"> </text:span><text:span text:style-name="T1">("personal experience"</text:span><text:bookmark text:name="cite_ref-FOOTNOTERambachan19941_88-0"/><text:a xlink:type="simple" xlink:href="https://en.wikipedia.org/wiki/Meister_Eckhart#cite_note-FOOTNOTERambachan19941-88" text:style-name="Internet_20_link" text:visited-style-name="Visited_20_Internet_20_Link"><text:span text:style-name="T4">[80]</text:span></text:a><text:span text:style-name="T1">) over scriptural authority.</text:span><text:bookmark text:name="cite_ref-FOOTNOTERambachan19941_88-1"/><text:a xlink:type="simple" xlink:href="https://en.wikipedia.org/wiki/Meister_Eckhart#cite_note-FOOTNOTERambachan19941-88" text:style-name="Internet_20_link" text:visited-style-name="Visited_20_Internet_20_Link"><text:span text:style-name="T4">[80]</text:span></text:a><text:span text:style-name="T2"> </text:span><text:span text:style-name="T1">Vivekananda's teachings have been compared to Eckhart's teachings.</text:span><text:bookmark text:name="cite_ref-FOOTNOTEGanapathy2003247_89-0"/><text:a xlink:type="simple" xlink:href="https://en.wikipedia.org/wiki/Meister_Eckhart#cite_note-FOOTNOTEGanapathy2003247-89" text:style-name="Internet_20_link" text:visited-style-name="Visited_20_Internet_20_Link">[81]</text:a><text:bookmark text:name="cite_ref-FOOTNOTEAkhilananda_Swami2012_90-0"/><text:a xlink:type="simple" xlink:href="https://en.wikipedia.org/wiki/Meister_Eckhart#cite_note-FOOTNOTEAkhilananda_Swami2012-90" text:style-name="Internet_20_link" text:visited-style-name="Visited_20_Internet_20_Link">[82]</text:a>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07T22:46:39.23</meta:creation-date>
    <meta:document-statistic meta:table-count="0" meta:image-count="0" meta:object-count="0" meta:page-count="1" meta:paragraph-count="4" meta:word-count="69" meta:character-count="541"/>
    <dc:date>2025-06-07T22:47:57.71</dc:date>
    <meta:editing-duration>PT1M20S</meta:editing-duration>
    <meta:editing-cycles>1</meta:editing-cycles>
    <meta:generator>OpenOffice/4.1.15$Win32 OpenOffice.org_project/4115m2$Build-9813</meta:generator>
  </office:meta>
</office:document-meta>
</file>